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font-variant="normal" fo:text-transform="none" fo:color="#000000" loext:opacity="100%" style:font-name="Poppins" fo:font-size="9pt" fo:letter-spacing="normal" fo:font-style="normal" fo:font-weight="normal" fo:background-color="#dee2e6" loext:padding="0.049cm" loext:border="0.06pt solid #cad0d7"/>
    </style:style>
    <style:style style:name="P2" style:family="paragraph" style:parent-style-name="Heading_20_3">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Poppins" fo:font-size="9pt" fo:letter-spacing="normal" fo:font-style="normal" fo:font-weight="normal" fo:background-color="#dee2e6" loext:padding="0.049cm" loext:border="0.06pt solid #cad0d7"/>
    </style:style>
    <style:style style:name="P3" style:family="paragraph" style:parent-style-name="Heading_20_3">
      <style:paragraph-properties fo:margin-left="0cm" fo:margin-right="0cm" fo:margin-top="0cm" fo:margin-bottom="0cm" style:contextual-spacing="false" fo:line-height="100%" fo:text-align="start" style:justify-single-word="false" fo:orphans="2" fo:widows="2" fo:text-indent="0cm" style:auto-text-indent="false" fo:break-before="page"/>
      <style:text-properties fo:font-variant="normal" fo:text-transform="none" fo:color="#000000" loext:opacity="100%" style:font-name="Poppins" fo:font-size="9pt" fo:letter-spacing="normal" fo:font-style="normal" fo:font-weight="normal" fo:background-color="#dee2e6" loext:padding="0.049cm" loext:border="0.06pt solid #cad0d7"/>
    </style:style>
    <style:style style:name="P4" style:family="paragraph" style:parent-style-name="Heading_20_3">
      <style:paragraph-properties fo:margin-top="0cm" fo:margin-bottom="0cm" style:contextual-spacing="false" fo:line-height="100%" fo:text-align="start" style:justify-single-word="false" fo:orphans="2" fo:widows="2"/>
      <style:text-properties fo:color="#000000" loext:opacity="100%"/>
    </style:style>
    <style:style style:name="P5" style:family="paragraph" style:parent-style-name="Heading_20_3">
      <style:paragraph-properties fo:margin-top="0cm" fo:margin-bottom="0cm" style:contextual-spacing="false" fo:line-height="100%" fo:text-align="start" style:justify-single-word="false" fo:orphans="2" fo:widows="2" fo:break-before="page"/>
      <style:text-properties fo:color="#000000" loext:opacity="100%"/>
    </style:style>
    <style:style style:name="P6" style:family="paragraph" style:parent-style-name="Heading_20_4">
      <style:paragraph-properties fo:line-height="120%"/>
      <style:text-properties fo:color="#455a64" loext:opacity="100%" style:font-name="Poppins" fo:font-weight="normal"/>
    </style:style>
    <style:style style:name="P7" style:family="paragraph" style:parent-style-name="Standard">
      <style:text-properties fo:color="#000000" loext:opacity="100%"/>
    </style:style>
    <style:style style:name="P8"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Poppins" fo:font-size="9pt" fo:letter-spacing="normal" fo:font-style="normal" fo:font-weight="normal" fo:background-color="#dee2e6" loext:padding="0.049cm" loext:border="0.06pt solid #cad0d7"/>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Poppins" fo:font-size="9pt" fo:letter-spacing="normal" fo:font-style="normal" fo:font-weight="normal" officeooo:paragraph-rsid="000a3d59" fo:background-color="#def2f8" loext:padding="0.049cm" loext:border="0.06pt solid #d1edf6"/>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Poppins" fo:font-size="9pt" fo:letter-spacing="normal" fo:font-style="normal" fo:font-weight="normal" fo:background-color="#def2f8" loext:padding="0.049cm" loext:border="0.06pt solid #d1edf6"/>
    </style:style>
    <style:style style:name="P11"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Poppins" fo:font-size="9pt" fo:letter-spacing="normal" fo:font-style="normal" fo:font-weight="normal" fo:background-color="#def2f8" loext:padding="0.049cm" loext:border="0.06pt solid #d1edf6"/>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Poppins" fo:font-size="9pt" fo:letter-spacing="normal" fo:font-style="normal" fo:font-weight="normal" officeooo:paragraph-rsid="000a3d59" fo:background-color="#ff0000" loext:padding="0.049cm" loext:border="0.06pt solid #d1edf6"/>
    </style:style>
    <style:style style:name="P13"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Poppins" fo:font-size="9pt" fo:letter-spacing="normal" fo:font-style="normal" fo:font-weight="normal" fo:background-color="#ff0000" loext:padding="0.049cm" loext:border="0.06pt solid #d1edf6"/>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Poppins" fo:font-size="9pt" fo:letter-spacing="normal" fo:font-style="normal" fo:font-weight="normal" officeooo:paragraph-rsid="000a3d59" fo:background-color="#00a933" loext:padding="0.049cm" loext:border="0.06pt solid #d1edf6"/>
    </style:style>
    <style:style style:name="P15"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Poppins" fo:font-size="9pt" fo:letter-spacing="normal" fo:font-style="normal" fo:font-weight="normal" fo:background-color="#00a933" loext:padding="0.049cm" loext:border="0.06pt solid #d1edf6"/>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Poppins" fo:font-size="9pt" fo:letter-spacing="normal" fo:font-style="normal" fo:font-weight="normal" fo:background-color="#00a933" loext:padding="0.049cm" loext:border="0.06pt solid #d1edf6"/>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Poppins" fo:font-size="9pt" fo:letter-spacing="normal" fo:font-style="normal" fo:font-weight="normal" fo:background-color="#fcefdc" loext:padding="0.049cm" loext:border="0.06pt solid #fbe8cd"/>
    </style:style>
    <style:style style:name="P18"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Poppins" fo:font-size="9pt" fo:letter-spacing="normal" fo:font-style="normal" fo:font-weight="normal" fo:background-color="#fcefdc" loext:padding="0.049cm" loext:border="0.06pt solid #fbe8cd"/>
    </style:style>
    <style:style style:name="P19" style:family="paragraph" style:parent-style-name="Text_20_body">
      <style:paragraph-properties fo:margin-top="0cm" fo:margin-bottom="0cm" style:contextual-spacing="false" fo:text-align="start" style:justify-single-word="false" fo:orphans="2" fo:widows="2"/>
      <style:text-properties fo:color="#000000" loext:opacity="100%"/>
    </style:style>
    <style:style style:name="T1" style:family="text">
      <style:text-properties fo:font-weight="bold"/>
    </style:style>
    <style:style style:name="T2" style:family="text">
      <style:text-properties fo:font-variant="normal" fo:text-transform="none" fo:color="#455a64" loext:opacity="100%" style:font-name="Poppins" fo:font-size="9pt" fo:letter-spacing="normal" fo:font-style="normal" fo:font-weight="normal" fo:background-color="#dee2e6" loext:char-shading-value="0" loext:padding="0.049cm" loext:border="0.06pt solid #cad0d7"/>
    </style:style>
    <style:style style:name="T3" style:family="text">
      <style:text-properties fo:font-variant="normal" fo:text-transform="none" fo:color="#455a64" loext:opacity="100%" style:font-name="Poppins" fo:font-size="9pt" fo:letter-spacing="normal" fo:font-style="normal" fo:font-weight="bold" fo:background-color="#dee2e6" loext:char-shading-value="0" loext:padding="0.049cm" loext:border="0.06pt solid #cad0d7"/>
    </style:style>
    <style:style style:name="T4" style:family="text">
      <style:text-properties fo:font-variant="normal" fo:text-transform="none" style:font-name="Poppins" fo:font-size="9pt" fo:letter-spacing="normal" fo:font-style="normal" fo:font-weight="normal" fo:background-color="#dee2e6" loext:char-shading-value="0" loext:padding="0.049cm" loext:border="0.06pt solid #cad0d7"/>
    </style:style>
    <style:style style:name="T5" style:family="text">
      <style:text-properties fo:font-variant="normal" fo:text-transform="none" style:font-name="Poppins" fo:font-size="9pt" fo:letter-spacing="normal" fo:font-style="normal" fo:font-weight="bold" fo:background-color="#dee2e6" loext:char-shading-value="0" loext:padding="0.049cm" loext:border="0.06pt solid #cad0d7"/>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Pregunta <text:span text:style-name="T1">1</text:span></text:h>
      <text:section text:style-name="Sect1" text:name="question-248752-1">
        <text:p text:style-name="P8">Incorrecta</text:p>
        <text:p text:style-name="P8">Se puntúa 0,00 sobre 0,50</text:p>
        <text:section text:style-name="Sect1" text:name="yui_3_17_2_1_1655332970966_31">
          <text:p text:style-name="P19">Marcar pregunta</text:p>
        </text:section>
        <text:p text:style-name="P9"><draw:frame draw:style-name="fr1" draw:name="Marco1" text:anchor-type="char" svg:width="0.041cm" draw:z-index="0"><draw:text-box fo:min-height="0.041cm"><text:h text:style-name="P6" text:outline-level="4">Enunciado de la pregunta</text:h></draw:text-box></draw:frame>¿Qué es un problema de Fermi?</text:p>
        <text:p text:style-name="P12">a.Es una manera de evaluar una solución a un problema cuando se tienen datos suficientes.</text:p>
        <text:p text:style-name="P12">b.Es una manera de evaluar una solución a un problema cuando se tienen datos insuficientes.</text:p>
        <text:p text:style-name="P14">c.Es una manera de estimar una solución a un problema cuando se tienen muy pocos datos disponibles para resolverlo.</text:p>
        <text:p text:style-name="P12">d.Es una manera de estimar una solución a un problema cuando se tienen datos suficientes para resolverlo.</text:p>
        <text:p text:style-name="P13">e.Ninguna de las anteriores.</text:p>
        <text:p text:style-name="P17"><draw:frame draw:style-name="fr1" draw:name="Marco2" text:anchor-type="char" svg:width="0.041cm" draw:z-index="1"><draw:text-box fo:min-height="0.041cm"><text:h text:style-name="P6" text:outline-level="4">Retroalimentación</text:h></draw:text-box></draw:frame>Respuesta incorrecta.</text:p>
        <text:p text:style-name="P18">La respuesta correcta es: Es una manera de estimar una solución a un problema cuando se tienen muy pocos datos disponibles para resolverlo.</text:p>
      </text:section>
      <text:section text:style-name="Sect1" text:name="question-248752-2">
        <text:h text:style-name="P2" text:outline-level="3">Pregunta <text:span text:style-name="T1">2</text:span></text:h>
        <text:p text:style-name="P8">Incorrecta</text:p>
        <text:p text:style-name="P8">Se puntúa 0,00 sobre 0,50</text:p>
        <text:section text:style-name="Sect1" text:name="yui_3_17_2_1_1655332970966_40">
          <text:p text:style-name="P19">Marcar pregunta</text:p>
        </text:section>
        <text:p text:style-name="P10"><draw:frame draw:style-name="fr1" draw:name="Marco3" text:anchor-type="char" svg:width="0.041cm" draw:z-index="2"><draw:text-box fo:min-height="0.041cm"><text:h text:style-name="P6" text:outline-level="4">Enunciado de la pregunta</text:h></draw:text-box></draw:frame>En la implementación de un modelo de datos relacional:</text:p>
        <text:p text:style-name="P10">a.</text:p>
        <text:p text:style-name="P10">Cuando dos tablas están relacionadas por algún campo común, dichas relaciones se almacenan en una tercera tabla que almacena la relación.</text:p>
        <text:p text:style-name="P11">b.</text:p>
        <text:p text:style-name="P10">La tupla es una fila que contienen un conjunto de datos de interés.</text:p>
        <text:p text:style-name="P15">c.</text:p>
        <text:p text:style-name="P16">Las dos anteriores son correctas.</text:p>
        <text:p text:style-name="P11">d.</text:p>
        <text:p text:style-name="P10">Ninguna de las anteriores.</text:p>
        <text:p text:style-name="P17"><draw:frame draw:style-name="fr1" draw:name="Marco4" text:anchor-type="char" svg:width="0.041cm" draw:z-index="3"><draw:text-box fo:min-height="0.041cm"><text:h text:style-name="P6" text:outline-level="4">Retroalimentación</text:h></draw:text-box></draw:frame>Respuesta incorrecta.</text:p>
        <text:p text:style-name="P18">La respuesta correcta es: Las dos anteriores son correctas.</text:p>
      </text:section>
      <text:section text:style-name="Sect1" text:name="question-248752-3">
        <text:h text:style-name="P2" text:outline-level="3">Pregunta <text:span text:style-name="T1">3</text:span></text:h>
        <text:p text:style-name="P8">Incorrecta</text:p>
        <text:p text:style-name="P8">Se puntúa 0,00 sobre 0,50</text:p>
        <text:section text:style-name="Sect1" text:name="yui_3_17_2_1_1655332970966_49">
          <text:p text:style-name="P19">Marcar pregunta</text:p>
        </text:section>
        <text:p text:style-name="P10"><draw:frame draw:style-name="fr1" draw:name="Marco5" text:anchor-type="char" svg:width="0.041cm" draw:z-index="4"><draw:text-box fo:min-height="0.041cm"><text:h text:style-name="P6" text:outline-level="4">Enunciado de la pregunta</text:h></draw:text-box></draw:frame>Sabiendo que el documento "BD_Autores.xml" tiene todos los autores de una biblioteca, ¿Qué devuelve la siguiente consulta XQuery?</text:p>
        <text:p text:style-name="P10">doc("BD_Autores.xml")//Autores/Autor</text:p>
        <text:p text:style-name="P16">a.</text:p>
        <text:p text:style-name="P16">Devolvería todos los nodos del árbol que sean del tipo "Autor".</text:p>
        <text:p text:style-name="P11">b.</text:p>
        <text:p text:style-name="P10">Devolvería todo el documento XML.</text:p>
        <text:p text:style-name="P11">c.</text:p>
        <text:p text:style-name="P10">Devolvería solo el contenido de los nodos del árbol que sean del tipo "Autor".</text:p>
        <text:p text:style-name="P11">d.</text:p>
        <text:p text:style-name="P10">Ninguna de las anteriores.</text:p>
        <text:p text:style-name="P17"><draw:frame draw:style-name="fr1" draw:name="Marco6" text:anchor-type="char" svg:width="0.041cm" draw:z-index="5"><draw:text-box fo:min-height="0.041cm"><text:h text:style-name="P6" text:outline-level="4">Retroalimentación</text:h></draw:text-box></draw:frame>Respuesta incorrecta.</text:p>
        <text:p text:style-name="P18">La respuesta correcta es: Devolvería todos los nodos del árbol que sean del tipo "Autor".</text:p>
      </text:section>
      <text:section text:style-name="Sect1" text:name="question-248752-4">
        <text:h text:style-name="P2" text:outline-level="3"><text:soft-page-break/>Pregunta <text:span text:style-name="T1">4</text:span></text:h>
        <text:p text:style-name="P8">Correcta</text:p>
        <text:p text:style-name="P8">Se puntúa 0,50 sobre 0,50</text:p>
        <text:section text:style-name="Sect1" text:name="yui_3_17_2_1_1655332970966_58">
          <text:p text:style-name="P19">Marcar pregunta</text:p>
        </text:section>
        <text:p text:style-name="P10"><draw:frame draw:style-name="fr1" draw:name="Marco7" text:anchor-type="char" svg:width="0.041cm" draw:z-index="6"><draw:text-box fo:min-height="0.041cm"><text:h text:style-name="P6" text:outline-level="4">Enunciado de la pregunta</text:h></draw:text-box></draw:frame>Sabiendo que el documento "BD_Autores.xml" tiene todos los autores de una biblioteca, ¿Qué devuelve la siguiente consulta XQuery?</text:p>
        <text:p text:style-name="P10">doc("BD_Autores.xml")</text:p>
        <text:p text:style-name="P10">a.</text:p>
        <text:p text:style-name="P10">Devolvería todos los nodos del árbol que sean del tipo "Autor".</text:p>
        <text:p text:style-name="P15">b.</text:p>
        <text:p text:style-name="P16">Devolvería todo el documento XML.</text:p>
        <text:p text:style-name="P11">c.</text:p>
        <text:p text:style-name="P10">Devolvería solo el contenido de los nodos del árbol que sean del tipo "Autor".</text:p>
        <text:p text:style-name="P11">d.</text:p>
        <text:p text:style-name="P10">Ninguna de las anteriores.</text:p>
        <text:p text:style-name="P17"><draw:frame draw:style-name="fr1" draw:name="Marco8" text:anchor-type="char" svg:width="0.041cm" draw:z-index="7"><draw:text-box fo:min-height="0.041cm"><text:h text:style-name="P6" text:outline-level="4">Retroalimentación</text:h></draw:text-box></draw:frame>Respuesta correcta</text:p>
        <text:p text:style-name="P18">La respuesta correcta es: Devolvería todo el documento XML.</text:p>
      </text:section>
      <text:section text:style-name="Sect1" text:name="question-248752-5">
        <text:h text:style-name="P2" text:outline-level="3">Pregunta <text:span text:style-name="T1">5</text:span></text:h>
        <text:p text:style-name="P8">Correcta</text:p>
        <text:p text:style-name="P8">Se puntúa 0,50 sobre 0,50</text:p>
        <text:section text:style-name="Sect1" text:name="yui_3_17_2_1_1655332970966_67">
          <text:p text:style-name="P19">Marcar pregunta</text:p>
        </text:section>
        <text:p text:style-name="P10"><draw:frame draw:style-name="fr1" draw:name="Marco9" text:anchor-type="char" svg:width="0.041cm" draw:z-index="8"><draw:text-box fo:min-height="0.041cm"><text:h text:style-name="P6" text:outline-level="4">Enunciado de la pregunta</text:h></draw:text-box></draw:frame>Sabiendo que el documento "BD_Autores.xml" tiene todos los autores de una biblioteca, ¿Qué devuelve la siguiente consulta XQuery?</text:p>
        <text:p text:style-name="P10">doc("BD_Autores.xml")//Autores/Autor[Cod_Autor=5]</text:p>
        <text:p text:style-name="P16">a.</text:p>
        <text:p text:style-name="P16">Devuelve el nodo del árbol de tipo "Autor" cuyo identificador es igual a '5'.</text:p>
        <text:p text:style-name="P11">b.</text:p>
        <text:p text:style-name="P10">Devuelve el quinto nodo del árbol de tipo "Autor".</text:p>
        <text:p text:style-name="P11">c.</text:p>
        <text:p text:style-name="P10">Devuelve el quinto nodo del árbol de tipo "Libro".</text:p>
        <text:p text:style-name="P11">d.</text:p>
        <text:p text:style-name="P10">Ninguna de las anteriores.</text:p>
        <text:p text:style-name="P17"><draw:frame draw:style-name="fr1" draw:name="Marco10" text:anchor-type="char" svg:width="0.041cm" draw:z-index="9"><draw:text-box fo:min-height="0.041cm"><text:h text:style-name="P6" text:outline-level="4">Retroalimentación</text:h></draw:text-box></draw:frame>Respuesta correcta</text:p>
        <text:p text:style-name="P18">La respuesta correcta es: Devuelve el nodo del árbol de tipo "Autor" cuyo identificador es igual a '5'.</text:p>
      </text:section>
      <text:section text:style-name="Sect1" text:name="question-248752-6">
        <text:h text:style-name="P2" text:outline-level="3"/>
        <text:h text:style-name="P3" text:outline-level="3">Pregunta <text:span text:style-name="T1">6</text:span></text:h>
        <text:p text:style-name="P8">Correcta</text:p>
        <text:p text:style-name="P8">Se puntúa 0,50 sobre 0,50</text:p>
        <text:section text:style-name="Sect1" text:name="yui_3_17_2_1_1655332970966_76">
          <text:p text:style-name="P19">Marcar pregunta</text:p>
        </text:section>
        <text:p text:style-name="P10"><draw:frame draw:style-name="fr1" draw:name="Marco11" text:anchor-type="char" svg:width="0.041cm" draw:z-index="10"><draw:text-box fo:min-height="0.041cm"><text:h text:style-name="P6" text:outline-level="4">Enunciado de la pregunta</text:h></draw:text-box></draw:frame>¿Qué es FLOWR?</text:p>
        <text:p text:style-name="P10">a.</text:p>
        <text:p text:style-name="P10">Final, Línea, tipo Word, función OR, Retorno.</text:p>
        <text:p text:style-name="P11">b.</text:p>
        <text:p text:style-name="P10">Fecha, Devuelve el quinto nodo del árbol de tipo "Autor".</text:p>
        <text:p text:style-name="P15">c.</text:p>
        <text:p text:style-name="P16">For, Let, Where, Order by, Return.</text:p>
        <text:p text:style-name="P11">d.</text:p>
        <text:p text:style-name="P10">Ninguna de las anteriores.</text:p>
        <text:p text:style-name="P17"><draw:frame draw:style-name="fr1" draw:name="Marco12" text:anchor-type="char" svg:width="0.041cm" draw:z-index="11"><draw:text-box fo:min-height="0.041cm"><text:h text:style-name="P6" text:outline-level="4">Retroalimentación</text:h></draw:text-box></draw:frame>Respuesta correcta</text:p>
        <text:p text:style-name="P18">La respuesta correcta es: For, Let, Where, Order by, Return.</text:p>
      </text:section>
      <text:section text:style-name="Sect1" text:name="question-248752-7">
        <text:h text:style-name="P2" text:outline-level="3">Pregunta <text:span text:style-name="T1">7</text:span></text:h>
        <text:p text:style-name="P8">Incorrecta</text:p>
        <text:p text:style-name="P8">Se puntúa 0,00 sobre 0,50</text:p>
        <text:section text:style-name="Sect1" text:name="yui_3_17_2_1_1655332970966_85">
          <text:p text:style-name="P19">Marcar pregunta</text:p>
        </text:section>
        <text:p text:style-name="P10"><draw:frame draw:style-name="fr1" draw:name="Marco13" text:anchor-type="char" svg:width="0.041cm" draw:z-index="12"><draw:text-box fo:min-height="0.041cm"><text:h text:style-name="P6" text:outline-level="4">Enunciado de la pregunta</text:h></draw:text-box></draw:frame>¿FLOWR permite devolver resultados en HTML?</text:p>
        <text:p text:style-name="P16">a.</text:p>
        <text:p text:style-name="P16">Si, pero hay que formalizar una consulta especial en la que se genere las partes del documento HTML.</text:p>
        <text:p text:style-name="P11">b.</text:p>
        <text:p text:style-name="P10">Si, sin ningún problema. Es mas, XQuery siempre devuelve HTML por defecto.</text:p>
        <text:p text:style-name="P11">c.</text:p>
        <text:p text:style-name="P10">No, en ningún caso se podría realizar.</text:p>
        <text:p text:style-name="P11">d.</text:p>
        <text:p text:style-name="P10">Ninguna de las anteriores.</text:p>
        <text:p text:style-name="P17"><draw:frame draw:style-name="fr1" draw:name="Marco14" text:anchor-type="char" svg:width="0.041cm" draw:z-index="13"><draw:text-box fo:min-height="0.041cm"><text:h text:style-name="P6" text:outline-level="4">Retroalimentación</text:h></draw:text-box></draw:frame>Respuesta incorrecta.</text:p>
        <text:p text:style-name="P18">La respuesta correcta es: Si, pero hay que formalizar una consulta especial en la que se genere las partes del documento HTML.</text:p>
      </text:section>
      <text:section text:style-name="Sect1" text:name="question-248752-8">
        <text:h text:style-name="P2" text:outline-level="3">Pregunta <text:span text:style-name="T1">8</text:span></text:h>
        <text:p text:style-name="P8">Incorrecta</text:p>
        <text:p text:style-name="P8">Se puntúa 0,00 sobre 0,50</text:p>
        <text:section text:style-name="Sect1" text:name="yui_3_17_2_1_1655332970966_94">
          <text:p text:style-name="P19">Marcar pregunta</text:p>
        </text:section>
        <text:p text:style-name="P10"><draw:frame draw:style-name="fr1" draw:name="Marco15" text:anchor-type="char" svg:width="0.041cm" draw:z-index="14"><draw:text-box fo:min-height="0.041cm"><text:h text:style-name="P6" text:outline-level="4">Enunciado de la pregunta</text:h></draw:text-box></draw:frame>Se quiere hacer una inserción de un nuevo autor en una base de datos XML mediante XQuery. Si se quiere insertar en primer lugar del árbol de nodos, ¿ qué debería hacerse?</text:p>
        <text:p text:style-name="P16">a.</text:p>
        <text:p text:style-name="P16">insert node &lt;autor&gt;&lt;nombre&gt;Barbic&lt;/autor&gt; before doc("BD_Autores.xml")//Autores/autor[1]</text:p>
        <text:p text:style-name="P15">b.</text:p>
        <text:p text:style-name="P16">insert node &lt;autor&gt;&lt;nombre&gt;Barbic&lt;/autor&gt; as first into  doc("BD_Autores.xml")//Autores</text:p>
        <text:p text:style-name="P11">c.</text:p>
        <text:p text:style-name="P10">insert node &lt;autor&gt;&lt;nombre&gt;Barbic&lt;/autor&gt; as last into  doc("BD_Autores.xml")//Autores</text:p>
        <text:p text:style-name="P11">d.</text:p>
        <text:p text:style-name="P10">A y B son correctas</text:p>
        <text:p text:style-name="P11">e.</text:p>
        <text:p text:style-name="P10">A y C son correctas</text:p>
        <text:p text:style-name="P17"><draw:frame draw:style-name="fr1" draw:name="Marco16" text:anchor-type="char" svg:width="0.041cm" draw:z-index="15"><draw:text-box fo:min-height="0.041cm"><text:h text:style-name="P6" text:outline-level="4">Retroalimentación</text:h></draw:text-box></draw:frame>Respuesta incorrecta.</text:p>
        <text:p text:style-name="P18"><text:soft-page-break/>La respuesta correcta es: A y B son correctas</text:p>
      </text:section>
      <text:section text:style-name="Sect1" text:name="question-248752-9">
        <text:h text:style-name="P2" text:outline-level="3"/>
        <text:h text:style-name="P4" text:outline-level="3"><text:span text:style-name="T4"/></text:h>
        <text:h text:style-name="P4" text:outline-level="3"><text:span text:style-name="T4"/></text:h>
        <text:h text:style-name="P5" text:outline-level="3"><text:span text:style-name="T4">Pregunta </text:span><text:span text:style-name="T5">9</text:span></text:h>
        <text:p text:style-name="P8">Incorrecta</text:p>
        <text:p text:style-name="P8">Se puntúa 0,00 sobre 0,50</text:p>
        <text:section text:style-name="Sect1" text:name="yui_3_17_2_1_1655332970966_103">
          <text:p text:style-name="P19">Marcar pregunta</text:p>
        </text:section>
        <text:p text:style-name="P10"><draw:frame draw:style-name="fr1" draw:name="Marco17" text:anchor-type="char" svg:width="0.041cm" draw:z-index="16"><draw:text-box fo:min-height="0.041cm"><text:h text:style-name="P6" text:outline-level="4">Enunciado de la pregunta</text:h></draw:text-box></draw:frame>Si unos datos que se han conseguido nunca van a cambiar:</text:p>
        <text:p text:style-name="P10">a.</text:p>
        <text:p text:style-name="P16">Se recomienda utilizar una base de datos que los almacene de manera estática. De esta manera las consultas serán más rápidas y eficientes.</text:p>
        <text:p text:style-name="P11">b.</text:p>
        <text:p text:style-name="P10">Se recomienda utilizar una base de datos que los almacene de manera dinámica. De esta manera las consultas serán más rápidas y eficientes.</text:p>
        <text:p text:style-name="P11">c.</text:p>
        <text:p text:style-name="P10">Se recomienda utilizar una base de datos que los almacene de manera estática. De esta manera las consultas serán un poco más rápidas si los datos cambian en un futuro.</text:p>
        <text:p text:style-name="P11">d.</text:p>
        <text:p text:style-name="P10">Ninguna de las anteriores.</text:p>
        <text:p text:style-name="P17"><draw:frame draw:style-name="fr1" draw:name="Marco18" text:anchor-type="char" svg:width="0.041cm" draw:z-index="17"><draw:text-box fo:min-height="0.041cm"><text:h text:style-name="P6" text:outline-level="4">Retroalimentación</text:h></draw:text-box></draw:frame>Respuesta incorrecta.</text:p>
        <text:p text:style-name="P18">La respuesta correcta es: Se recomienda utilizar una base de datos que los almacene de manera estática. De esta manera las consultas serán más rápidas y eficientes.</text:p>
      </text:section>
      <text:section text:style-name="Sect1" text:name="question-248752-10">
        <text:h text:style-name="P2" text:outline-level="3">Pregunta <text:span text:style-name="T1">10</text:span></text:h>
        <text:p text:style-name="P8">Correcta</text:p>
        <text:p text:style-name="P8">Se puntúa 0,50 sobre 0,50</text:p>
        <text:section text:style-name="Sect1" text:name="yui_3_17_2_1_1655332970966_112">
          <text:p text:style-name="P19">Marcar pregunta</text:p>
        </text:section>
        <text:p text:style-name="P10"><draw:frame draw:style-name="fr1" draw:name="Marco19" text:anchor-type="char" svg:width="0.041cm" draw:z-index="18"><draw:text-box fo:min-height="0.041cm"><text:h text:style-name="P6" text:outline-level="4">Enunciado de la pregunta</text:h></draw:text-box></draw:frame>¿Qué es una tupla?</text:p>
        <text:p text:style-name="P10">a.</text:p>
        <text:p text:style-name="P10">Es una columna de una tabla en la que se almacena los datos de manera compacta.</text:p>
        <text:p text:style-name="P11">b.</text:p>
        <text:p text:style-name="P10">Es una columna o fila (es indiferente) de una tabla en la que se almacena los datos de manera eficiente.</text:p>
        <text:p text:style-name="P15">c.</text:p>
        <text:p text:style-name="P16">Es una fila de una tabla en la que se almacena los datos de manera compacta.</text:p>
        <text:p text:style-name="P11">d.</text:p>
        <text:p text:style-name="P10">Ninguna de las anteriores.</text:p>
        <text:p text:style-name="P17"><draw:frame draw:style-name="fr1" draw:name="Marco20" text:anchor-type="char" svg:width="0.041cm" draw:z-index="19"><draw:text-box fo:min-height="0.041cm"><text:h text:style-name="P6" text:outline-level="4">Retroalimentación</text:h></draw:text-box></draw:frame>Respuesta correcta</text:p>
        <text:p text:style-name="P18">La respuesta correcta es: Es una fila de una tabla en la que se almacena los datos de manera compacta.</text:p>
      </text:section>
      <text:section text:style-name="Sect1" text:name="question-248752-11">
        <text:h text:style-name="P2" text:outline-level="3"/>
        <text:h text:style-name="P3" text:outline-level="3">Pregunta <text:span text:style-name="T1">11</text:span></text:h>
        <text:p text:style-name="P8">Incorrecta</text:p>
        <text:p text:style-name="P8">Se puntúa 0,00 sobre 0,50</text:p>
        <text:section text:style-name="Sect1" text:name="yui_3_17_2_1_1655332970966_121">
          <text:p text:style-name="P19">Marcar pregunta</text:p>
        </text:section>
        <text:p text:style-name="P10"><draw:frame draw:style-name="fr1" draw:name="Marco21" text:anchor-type="char" svg:width="0.041cm" draw:z-index="20"><draw:text-box fo:min-height="0.041cm"><text:h text:style-name="P6" text:outline-level="4">Enunciado de la pregunta</text:h></draw:text-box></draw:frame>Una base de datos jerárquica:</text:p>
        <text:p text:style-name="P10">a.</text:p>
        <text:p text:style-name="P10">Utiliza nodos con múltiples padres en los que se ingresan en tablas relacionales para no perder la redundancia de datos.</text:p>
        <text:p text:style-name="P11">b.</text:p>
        <text:p text:style-name="P10">Utiliza nodos con un único padre en la que se mantienen las redundancias de datos de manera sencilla gracias a su estructura de árbol.</text:p>
        <text:p text:style-name="P15">c.</text:p>
        <text:p text:style-name="P16">Utilizan árboles para distribuir la información entre sus nodos pero son poco eficientes al realizar las búsquedas.</text:p>
        <text:p text:style-name="P11">d.</text:p>
        <text:p text:style-name="P10">Utilizan árboles para distribuir la información entre sus nodos pero son poco eficientes para guardar la redundancia de datos.</text:p>
        <text:p text:style-name="P17"><draw:frame draw:style-name="fr1" draw:name="Marco22" text:anchor-type="char" svg:width="0.041cm" draw:z-index="21"><draw:text-box fo:min-height="0.041cm"><text:h text:style-name="P6" text:outline-level="4">Retroalimentación</text:h></draw:text-box></draw:frame>Respuesta incorrecta.</text:p>
        <text:p text:style-name="P18">La respuesta correcta es: Utilizan árboles para distribuir la información entre sus nodos pero son poco eficientes para guardar la redundancia de datos.</text:p>
      </text:section>
      <text:section text:style-name="Sect1" text:name="question-248752-12">
        <text:h text:style-name="P2" text:outline-level="3">Pregunta <text:span text:style-name="T1">12</text:span></text:h>
        <text:p text:style-name="P8">Incorrecta</text:p>
        <text:p text:style-name="P8">Se puntúa 0,00 sobre 0,50</text:p>
        <text:section text:style-name="Sect1" text:name="yui_3_17_2_1_1655332970966_130">
          <text:p text:style-name="P19">Marcar pregunta</text:p>
        </text:section>
        <text:p text:style-name="P10"><draw:frame draw:style-name="fr1" draw:name="Marco23" text:anchor-type="char" svg:width="0.041cm" draw:z-index="22"><draw:text-box fo:min-height="0.041cm"><text:h text:style-name="P6" text:outline-level="4">Enunciado de la pregunta</text:h></draw:text-box></draw:frame>Una base de datos de red:</text:p>
        <text:p text:style-name="P10">a.</text:p>
        <text:p text:style-name="P10">Utiliza nodos con múltiples padres en los que se ingresan en tablas relacionales para perder la redundancia de datos y ser eficientes.</text:p>
        <text:p text:style-name="P11">b.</text:p>
        <text:p text:style-name="P10">Utiliza nodos con un único padre en la que se mantienen las redundancias de datos de manera sencilla gracias a su estructura de árbol.</text:p>
        <text:p text:style-name="P11">c.</text:p>
        <text:p text:style-name="P10">Es tremendamente distinta a una jerárquica pues la red utiliza árboles con un único padre. No distribuye bien la información entre sus nodos pero son muy eficientes para realizar búsquedas.</text:p>
        <text:p text:style-name="P15">d.</text:p>
        <text:p text:style-name="P16">Ninguna de las anteriores.</text:p>
        <text:p text:style-name="P17"><draw:frame draw:style-name="fr1" draw:name="Marco24" text:anchor-type="char" svg:width="0.041cm" draw:z-index="23"><draw:text-box fo:min-height="0.041cm"><text:h text:style-name="P6" text:outline-level="4">Retroalimentación</text:h></draw:text-box></draw:frame>Respuesta incorrecta.</text:p>
        <text:p text:style-name="P18">La respuesta correcta es: Ninguna de las anteriores.</text:p>
      </text:section>
      <text:section text:style-name="Sect1" text:name="question-248752-13">
        <text:h text:style-name="P2" text:outline-level="3">Pregunta <text:span text:style-name="T1">13</text:span></text:h>
        <text:p text:style-name="P8">Incorrecta</text:p>
        <text:p text:style-name="P8">Se puntúa 0,00 sobre 0,50</text:p>
        <text:section text:style-name="Sect1" text:name="yui_3_17_2_1_1655332970966_139">
          <text:p text:style-name="P19">Marcar pregunta</text:p>
        </text:section>
        <text:p text:style-name="P10"><draw:frame draw:style-name="fr1" draw:name="Marco25" text:anchor-type="char" svg:width="0.041cm" draw:z-index="24"><draw:text-box fo:min-height="0.041cm"><text:h text:style-name="P6" text:outline-level="4">Enunciado de la pregunta</text:h></draw:text-box></draw:frame>Una base de datos relacional:</text:p>
        <text:p text:style-name="P10">a.</text:p>
        <text:p text:style-name="P10">Utiliza nodos con múltiples padres en una estructura de árbol.</text:p>
        <text:p text:style-name="P11">b.</text:p>
        <text:p text:style-name="P10">Utiliza nodos con un único padre en una estructura de árbol.</text:p>
        <text:p text:style-name="P11">c.</text:p>
        <text:p text:style-name="P10"><text:soft-page-break/>Utiliza tablas para almacenar la información. La ubicación de la tupla es muy importante en este tipo de base de datos, no como en las bases de datos jerárquicas que era indiferente.</text:p>
        <text:p text:style-name="P15">d.</text:p>
        <text:p text:style-name="P16">Utiliza tablas para almacenar la información. La ubicación de la tupla no es importante en este tipo de base de datos, no como en las bases de datos jerárquicas que era fundamental.</text:p>
        <text:p text:style-name="P17"><draw:frame draw:style-name="fr1" draw:name="Marco26" text:anchor-type="char" svg:width="0.041cm" draw:z-index="25"><draw:text-box fo:min-height="0.041cm"><text:h text:style-name="P6" text:outline-level="4">Retroalimentación</text:h></draw:text-box></draw:frame>Respuesta incorrecta.</text:p>
        <text:p text:style-name="P18">La respuesta correcta es: Utiliza tablas para almacenar la información. La ubicación de la tupla no es importante en este tipo de base de datos, no como en las bases de datos jerárquicas que era fundamental.</text:p>
      </text:section>
      <text:section text:style-name="Sect1" text:name="question-248752-14">
        <text:h text:style-name="P2" text:outline-level="3">Pregunta <text:span text:style-name="T1">14</text:span></text:h>
        <text:p text:style-name="P8">Correcta</text:p>
        <text:p text:style-name="P8">Se puntúa 0,50 sobre 0,50</text:p>
        <text:section text:style-name="Sect1" text:name="yui_3_17_2_1_1655332970966_148">
          <text:p text:style-name="P19">Desmarcar</text:p>
        </text:section>
        <text:p text:style-name="P10"><draw:frame draw:style-name="fr1" draw:name="Marco27" text:anchor-type="char" svg:width="0.041cm" draw:z-index="26"><draw:text-box fo:min-height="0.041cm"><text:h text:style-name="P6" text:outline-level="4">Enunciado de la pregunta</text:h></draw:text-box></draw:frame>¿Qué es ACID?</text:p>
        <text:p text:style-name="P10">a.</text:p>
        <text:p text:style-name="P10">Un conjunto de características que se deben cumplir para que las bases de datos jerárquicas almacenen la redundancia.</text:p>
        <text:p text:style-name="P11">b.</text:p>
        <text:p text:style-name="P10">Un conjunto de características que se deben cumplir para que las bases de datos relacionales almacenen la redundancia.</text:p>
        <text:p text:style-name="P15">c.</text:p>
        <text:p text:style-name="P16">Un conjunto de características que permiten asegurar que una transacción se ha realizado correctamente (o bien o nada)</text:p>
        <text:p text:style-name="P11">d.</text:p>
        <text:p text:style-name="P10">Ninguna de las anteriores.</text:p>
        <text:p text:style-name="P17"><draw:frame draw:style-name="fr1" draw:name="Marco28" text:anchor-type="char" svg:width="0.041cm" draw:z-index="27"><draw:text-box fo:min-height="0.041cm"><text:h text:style-name="P6" text:outline-level="4">Retroalimentación</text:h></draw:text-box></draw:frame>Respuesta correcta</text:p>
        <text:p text:style-name="P18">La respuesta correcta es: Un conjunto de características que permiten asegurar que una transacción se ha realizado correctamente (o bien o nada)</text:p>
      </text:section>
      <text:section text:style-name="Sect1" text:name="question-248752-15">
        <text:h text:style-name="P2" text:outline-level="3">Pregunta <text:span text:style-name="T1">15</text:span></text:h>
        <text:p text:style-name="P8">Correcta</text:p>
        <text:p text:style-name="P8">Se puntúa 0,50 sobre 0,50</text:p>
        <text:section text:style-name="Sect1" text:name="yui_3_17_2_1_1655332970966_157">
          <text:p text:style-name="P19">Marcar pregunta</text:p>
        </text:section>
        <text:p text:style-name="P10"><draw:frame draw:style-name="fr1" draw:name="Marco29" text:anchor-type="char" svg:width="0.041cm" draw:z-index="28"><draw:text-box fo:min-height="0.041cm"><text:h text:style-name="P6" text:outline-level="4">Enunciado de la pregunta</text:h></draw:text-box></draw:frame>Un Sistema Gestor de Bases de Datos (SGBD) puede verse como :</text:p>
        <text:p text:style-name="P16">a.</text:p>
        <text:p text:style-name="P16">Un hardware en el que de le instala el SGBD (software) para almacenar los datos en las bases de datos y los usuarios accederán a él para realizar consultas.</text:p>
        <text:p text:style-name="P11">b.</text:p>
        <text:p text:style-name="P10">Un hardware donde se almacenan los datos en bruto sin necesitar ningún software. Los usuarios accederán al hardware y podrán consultar los datos.</text:p>
        <text:p text:style-name="P11">c.</text:p>
        <text:p text:style-name="P10">Un software de SGBD y un hardware específico para él. En cualquier caso, el binomio hardware-software se compra junto e inseparable para que funcione y los usuarios acceden a él para realizar consultas.</text:p>
        <text:p text:style-name="P11">d.</text:p>
        <text:p text:style-name="P10">Ninguna de las anteriores.</text:p>
        <text:p text:style-name="P17"><draw:frame draw:style-name="fr1" draw:name="Marco30" text:anchor-type="char" svg:width="0.041cm" draw:z-index="29"><draw:text-box fo:min-height="0.041cm"><text:h text:style-name="P6" text:outline-level="4">Retroalimentación</text:h></draw:text-box></draw:frame>Respuesta correcta</text:p>
        <text:p text:style-name="P18">La respuesta correcta es: Un hardware en el que de le instala el SGBD (software) para almacenar los datos en las bases de datos y los usuarios accederán a él para realizar consultas.</text:p>
      </text:section>
      <text:section text:style-name="Sect1" text:name="question-248752-16">
        <text:h text:style-name="P2" text:outline-level="3">Pregunta <text:span text:style-name="T1">16</text:span></text:h>
        <text:p text:style-name="P8">Correcta</text:p>
        <text:p text:style-name="P8"><text:soft-page-break/>Se puntúa 0,50 sobre 0,50</text:p>
        <text:section text:style-name="Sect1" text:name="yui_3_17_2_1_1655332970966_166">
          <text:p text:style-name="P19">Marcar pregunta</text:p>
        </text:section>
        <text:p text:style-name="P10"><draw:frame draw:style-name="fr1" draw:name="Marco31" text:anchor-type="char" svg:width="0.041cm" draw:z-index="30"><draw:text-box fo:min-height="0.041cm"><text:h text:style-name="P6" text:outline-level="4">Enunciado de la pregunta</text:h></draw:text-box></draw:frame>¿Qué roles se pueden asignar a un usuario en un Sistema de Gestión de Base de Datos (SGBD)?</text:p>
        <text:p text:style-name="P10">a.</text:p>
        <text:p text:style-name="P10">Rol de administrador de entradas, rol de administrador de salidas y rol de usuario final.</text:p>
        <text:p text:style-name="P11">b.</text:p>
        <text:p text:style-name="P10">Rol de administrador de sistemas, rol de administrador de la base de datos, rol de usuario final y rol de gerente general.</text:p>
        <text:p text:style-name="P15">c.</text:p>
        <text:p text:style-name="P16">Rol de administrador de sistemas, rol de administrador de la base de datos y rol de usuario final.</text:p>
        <text:p text:style-name="P11">d.</text:p>
        <text:p text:style-name="P10">Ninguna de las anteriores.</text:p>
        <text:p text:style-name="P17"><draw:frame draw:style-name="fr1" draw:name="Marco32" text:anchor-type="char" svg:width="0.041cm" draw:z-index="31"><draw:text-box fo:min-height="0.041cm"><text:h text:style-name="P6" text:outline-level="4">Retroalimentación</text:h></draw:text-box></draw:frame>Respuesta correcta</text:p>
        <text:p text:style-name="P18">La respuesta correcta es: Rol de administrador de sistemas, rol de administrador de la base de datos y rol de usuario final.</text:p>
      </text:section>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6T00:58:29.495000000</dc:date>
    <meta:editing-duration>PT10S</meta:editing-duration>
    <meta:editing-cycles>1</meta:editing-cycles>
    <meta:document-statistic meta:table-count="0" meta:image-count="0" meta:object-count="0" meta:page-count="8" meta:paragraph-count="274" meta:word-count="1716" meta:character-count="10425" meta:non-whitespace-character-count="8981"/>
    <meta:generator>LibreOffice/7.3.1.3$Windows_X86_64 LibreOffice_project/a69ca51ded25f3eefd52d7bf9a5fad8c90b87951</meta:generator>
  </office:meta>
</office:document-meta>
</file>